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6" style:family="paragraph" style:parent-style-name="Standard">
      <style:paragraph-properties fo:margin-left="0cm" fo:margin-right="0cm" fo:text-align="justify" style:justify-single-word="false" fo:text-indent="1.199cm" style:auto-text-indent="false"/>
      <style:text-properties fo:font-size="14pt" fo:background-color="transparent" style:font-size-asian="14pt" style:font-size-complex="14pt"/>
    </style:style>
    <style:style style:name="T1" style:family="text">
      <style:text-properties fo:language="ru" fo:country="RU"/>
    </style:style>
    <style:style style:name="T2" style:family="text">
      <style:text-properties fo:language="ru" fo:country="RU"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ЧАС ТИШИНЫ</text:p>
      <text:p text:style-name="P2"/>
      <text:p text:style-name="P3">1</text:p>
      <text:p text:style-name="P2"/>
      <text:p text:style-name="P6">Она <text:span text:style-name="T1">часто вспоминала</text:span> о последнем дне перед его отъездом, о вечере, проведенном вместе - перед тем, как на следующее утро дежурный поезд унес его в хаос зарождающегося дня. </text:p>
      <text:p text:style-name="P5"><text:span text:style-name="T2">А и</text:span>ногда ей снилось, что она забыла, как его зовут.</text:p>
      <text:p text:style-name="P5">После того, как он уехал в последний раз - так надолго, что ожидание стало похоже на траур, - все вокруг изменилось. Люди на улицах говорили иначе, по-другому ходили поезда. Собственное имя начинало казаться ей холодным и чужим, стоило лишь несколько раз произнести его по слогам, медленно, напевно растягивая округлые гласные - как дети, которые учатся говорить.</text:p>
      <text:p text:style-name="P5">После его отъезда никто почему-то не называл ее по имени. Имя стало лишним, ненужным. Словно она умерла, а имена умерших, как известно, не произносят вслух. Названная при рождении <text:span text:style-name="T1">Анаадитва</text:span>. Он называл ее просто Ана. Яркое, алое, короткое ласкающее "а". Ана.</text:p>
      <text:p text:style-name="P5">Дом, в котором они жили, медленно разрушался. Настенные росписи потускнели и облупились, старинные израсцы были покрыты длинными глубокими трещинами. Ана слышала, как говорили что-то о нарушенной геометрии и недопустимой осадке фундамента - быть может, именно поэтому, вечерами, особенно если она оставалась одна, ей казалось, что начинают стонать стены.</text:p>
      <text:p text:style-name="P5">Весь старый район на севере города был построен задолго до рождения Аны - кроме эстакады, рассекавшей всю улицу, по которой, согласно расписанию, с обязательным перерывом на час тишины, проносились скорые поезда, увлекая за собой свои длинные неровные тени.</text:p>
      <text:p text:style-name="P5">Дом собирались снести, но вместо этого раскрасили пыльный фасад, обращенный к рассвету, в синий и красный - одобренные геральдические цвета - протяжными скучными полосами поверх осыпающегося орнамента. Их кварти<text:span text:style-name="T1">р</text:span>а была на восьмом, счастливое число, этаже - раньше, когда-то очень давно, Ана жила в ней совсем одна.</text:p>
      <text:p text:style-name="P5">Теперь же все вокруг напоминало ей о том, что его нет. </text:p>
      <text:p text:style-name="P5">Шум, неясный и волнующий, доносившийся с неспокойной улицы. Тихое шипение очистителя воздуха. Помехи вместо выпуска вечерних новостей. Шприц и ампула на тумбочке у постели, предусмотрительно заготовленные перед сном. Иногда Ане и правда начинало казаться, что она слышит его голос. Он зовет ее по имени, шепотом, точно боится, что их может кто-то услышать.</text:p>
      <text:p text:style-name="P5"><text:soft-page-break/>Она постоянно находила в комнате его <text:span text:style-name="T1">вещи</text:span>. </text:p>
      <text:p text:style-name="P5"><text:span text:style-name="T1">Вот линза от какого-то прибора, тоскливо забытая у окна, никому не нужная. Старые механические часы - угловатый металлический корпус, четыре стрелки разной длины и ширины, неподвижно указывающие на все стороны света одновременно, - которые перестали работать после его первого полета в мертвые пески. И <text:s/>непонятный длинный список, тщательно пронумерованный, найденный вскоре после его отъезда в одном из ящиков стола. Ана всегда носила его с собой - свернутый вчетверо, в кармане своей длинной куртки, - как будто верила, что он вернется, стоит ей лишь разгадать смысл этой странной записки.</text:span></text:p>
      <text:p text:style-name="P2">В тот день, когда она вдруг поняла, в чем действительная ценность эти выведенных его рукой строк, радио вдруг перестало работать.</text:p>
      <text:p text:style-name="P5">Ана никак не могла настроить станцию - усыпляющие, слегка запоздалые новости, которые она обычно слушала по вечерам, словно, вопреки предназначению, они помогали забыть о бесцветных событиях дня.</text:p>
      <text:p text:style-name="P5">На привычной частоте было лишь невыразительное монотонное завывание, сквозь которое неуверенно, едва различимо пробивался чей-то голос, казавшийся болезненно знакомым, и музыка, совсем с другого канала, медленная и сумеречная, сливавшаяся с шипением помех. Ана пыталась настроить приемник, но, стоило ей лишь немного повернуть ручку регулятора, как голос совсем исчезал, а музыка становилась громче вместе с раздражающим шипением в динамике - как будто вместо вечерних новостей передавали шум ветра с южного моря и старую бесцветную песню, от которой клонило в сон.</text:p>
      <text:p text:style-name="P5">Так уже раньше случалось - радио последние дни, после того, как уехал Нив, работало все хуже. Ане даже казалось, что некоторые станции и вовсе пропадали, словно стертые навсегда из эфира, и их частоты отзывались лишь вспонтанными всплесками помех, эхом голосов и звуков - с каждым разом все тише, точно радио-волны медленно гасли со временем, распадаясь на бессвязный шум, легкую рябь, которая застывала в неподвижную безразличную тишину. Ана слышала, что всему виной какие-то бури на солнце - наверное, поэтому и рассвет стал похож на зарево от горящего за горизонтом напалма. Впрочем, Ана не была уверена про рассвет.</text:p>
      <text:p text:style-name="P5">Ана любила радио. Лучшие воспоминания <text:span text:style-name="T1">детства</text:span> были связаны со старым детекторным приемником, который работал так плохо, что его не выбрасывали лишь потому что никто не купил бы им другой. И несмотря на это она проводила вечера, пытаясь вслушиваться в блеклые отголоски странной непонятной жизни, которая начиналась за эстакадой, в городе, где всю ночь горел газовый свет.</text:p>
      <text:p text:style-name="P5"><text:soft-page-break/>Приемник постоянно хрипел, и часто она ничего не слышала, кроме помех. Но даже помехи были лучше, чем тишина по вечерам в интернате, от которой она начинала задыхаться - все вокруг, в комнате, кажется невыносимо тяжелым, тускнеет свет. Многое из того, что происходило в те дни, позабылось или поблекло в памяти, но Ана отчетливо помнила те дни, когда переставало работать радио.</text:p>
      <text:p text:style-name="P5">Это было для нее самым страшным наказанием - просто сидеть в тишине. После какого-то часа, Ана уже не помнила чисел, выходить из своих комнат было запрещено. Ана сидела у окна и смотрела на сумрачное безжизненное море и город в бледно-синей дымке, который казался ей тогда таким живым. Она думала, что там, за эстакадой, непременно что-то происходит, но она никогда не узнает об этом, потому что радио молчит.</text:p>
      <text:p text:style-name="P5">Ведь только благодаря радио люди могут слышать и понимать друг друга, считала она. Без радио даже город, который никогда не спит, такой волнующий и манящий, станет мертвым, как интернат по ночам. Радио - самый быстрый способ преодоления пространства, со скоростью света, через пустоту и абсолютную тишину вселенной. </text:p>
      <text:p text:style-name="P5">С самого раннего детства, вопреки официальной доктрине, непонятным запутывающим учениям, по которым завершение всегда обращалось началом, Ана с точностью представляла, каким будет конец света.</text:p>
      <text:p text:style-name="P5">Это случится в день, когда перестанет работать радио. </text:p>
      <text:p text:style-name="P5">Спутники, сделав последний виток над оглохшей планетой, сойдут с орбиты и упадут в раскаленные пески спящих земель. Корабли не смогут больше подняться в безмолвное черное небо и навсегда застынут в мертвых доках - где-то там, за последней линией, где город переходит в пустыню - и останутся так навеки, превратившись в огромные бесформенные камни. Перестанут ходить скоростные поезда. Свет погаснет везде, рассыпятся гаснущими в воздухе искрами миллионы ламп, которые освещают ночи. На улицах будет поначалу завывать жаркий пустынный ветер, от которого идет горлом кровь, слышаться отзвуки чьих-то разговоров, сдавленный шум перегруженной надземки, музыка, призрачный гомон толпы. А потом наступит вечная тишина.</text:p>
      <text:p text:style-name="P5">Ана выключила радио.</text:p>
      <text:p text:style-name="P5">В комнате без навязчивой болтовни вечерних новостей было как-то неуютно и пусто. Ане так не хотелось привыкать к тому, что она теперь одна. Улица внизу, за окном, мягко таяла в синеватом мареве - уже включили неизменное ночное освещение, круглые газовые фонари на <text:span text:style-name="T1">каменных </text:span>стенах. Ее отражение в окне тоже казалось синим. По эстакаде пронесся опаздывающий состав, ослепив спящую улицу своими мощными прожекторными фарами - стремительное и бесшумно, как в вакууме, <text:soft-page-break/>высвечивая ярко-белым неестественным светом обветренные фасады старых <text:span text:style-name="T1">домов</text:span>. Ана подумала, что это последний поезд, уходящий в сторону юга - туда, где море и пески - перед тем, как начнется час тишины.</text:p>
      <text:p text:style-name="P2">Завтра не нужно было идти на работу - все отмечали праздник, глупый и неестественный, как веселье на похоронах. Даже транспортную линию обещали отключить позднее чем обычно, отсрочив запретное время, когда нельзя даже появляться на улице. Можно было подумать, что городские власти собираются обмануть солнечные часы, и ночь из-за этого действительно не наступит.</text:p>
      <text:p text:style-name="P2"/>
      <text:p text:style-name="P3">2</text:p>
      <text:p text:style-name="P2"/>
      <text:p text:style-name="P5">Ана провела весь день дома, сидя у окна и слушая радиостанции, которые когда-то записал Нив - многие из них непреклонно молчали, словно в честь торжества, а по другим передавали одинаковые новости, торжественные объявления, прямой эфир - казалось, что трансляция идет с другой планеты, сквозь миллиарды миль беззвучной пустоты, и все, о чем рассказывает монотонный голос ведущего, неизменный, как бы Ана ни настраивала частоту, происходило давным-давно, столетия назад, но спутники связи уловили отголоски этих трансляций лишь сейчас, когда они уже не имеют ни малейшего смысла.</text:p>
      <text:p text:style-name="P5">Вечером, когда вновь неожиданно ухудшился прием, Ана, сама не понимая зачем, вышла на улицу, точно боялась, что радио вскоре вновь замолчит, и она останется совсем одна, в душной комнате, где не работает очиститель.</text:p>
      <text:p text:style-name="P5">В старом районе было на удивление безлюдно, улица казалась безжизненной и заброшенной как перед <text:span text:style-name="T1">воздушной тревогой</text:span> - наверняка все отправились в те далекие, расцвеченные к празднику кварталы, где, согласно сегодняшнему расписанию, справлялось это неуместное торжество. Было еще светло, но уже чувствовалось приближение вечера - по <text:span text:style-name="T1">унылому</text:span> бесцветному небу, такому же пустому, как в воспоминаниях Аны.</text:p>
      <text:p text:style-name="P5">Ана села на поезд на ближайшей станции, в пустой вагон, и огромный <text:s/>яркий состав, вместе с отрывистым гудком, после которого закрылись двери, бесшумно отправился на запад, к завершению дня. По этой линии <text:span text:style-name="T1">все еще</text:span> ходили старые выцветшие составы, незаслуженно снятые с производства еще до рождения Аны. Сидения в вагонах стояли не в два, а в три ряда, но и проходы между рядами были совсем узкие, и, в особо напряженные часы, сразу после рассвета или под закат рабочего дня, протиснуться по такому вагону оказывалось совсем непросто. Эти поезда, созданные для другого времени, за много лет до того, как Ана сделала свой <text:soft-page-break/>первый вздох, когда даже радио работало иначе, очень нравились Ане. Ей казалось, что <text:span text:style-name="T1">она </text:span>попала в другое время или в непонятный чужой город где-то за окраинами спящих земель <text:span text:style-name="T1">и</text:span> едет на встречу с кем-то, ее давно уже ждут, она рассеянно опаздывает, словно позабыв - точное время, оговоренное место - но при этом знает то, что встреча в любом случае должна состояться.</text:p>
      <text:p text:style-name="P5">На каждой станции в вагон заходили люди, которые уже возвращались домой или же, напротив, только отважились поехать на праздник - определить было невозможно - кто-то смеялся, громко разговаривал, шутил, но большинство вели себя как обычно, как и в любой другой день. Ана вспомнила, как раньше отмечала этот праздник вместе с Нивом - они путешествовали по надземным линиям, Нив составлял маршрут, ей было плохо, она задыхалась, но старалась не показывать не виду, она была счастлива, Нив рассказывал ей о чем-то, общая протяженность транспортных путей, самое высокое здание, самый древний храм, а поезд беззвучно нес их над яркими улицами, где раньше она никогда не была.</text:p>
      <text:p text:style-name="P5">Ану толкнул какой-то мужчина, грубо усевшись рядом, мельком взглянул на нее и тут же отвел глаза. От него пахло шаром. Ана даже не посмотрела в его сторону и лишь ссутулилась как от озноба, склонившись к окну. Широкие людные улицы, украшенные разноцветными флагами и праздничной иллюминацией, над которыми проносился поезд, казались ей унылыми и бесцветными. Мужчина, сидевший рядом, что-то сказал на гали - невнятно, заплетающимся языком, словно выплевывая слова - но Ана не поняла ни слова. В поезд набилась уже целая толпа - как в будни, в утренние часы - и в этой шумной бессвязной толкучке не было уже ничего праздничного.</text:p>
      <text:p text:style-name="P5">За спиной постоянно кто-то разговаривал - Ана слышала невыразительные бесплотные голоса, обладатели которых казались настолько обыденными и скучными, что даже не стоили того, чтобы обернуться. Ана слышала лишь отдельные слова и фразы, блеклые и бессвязные, лившиеся непрерывным потоком, с какой-то ритмичной настойчивостью, нарастая как безумный гомон, заглушая и музыку из динамиков, и даже скрип старого рассекающего вечерний воздух состава. Казалось, что Ана и правда невольно подслушивает разговор сумасшедших - тех, у кого болезнь со строгим научным названием, поражение речи, когда произносишь вовсе не то, что в действительности собирался сказать, - или же сама неотвратимо сходит с ума, сгорбившись у сверкающего отражениями уличных огней окна и пряча свое лицо в респираторной маске.</text:p>
      <text:p text:style-name="P5">Эстакада <text:span text:style-name="T1">здесь</text:span> пролегала выше чем обычно, и поезд, рассекая <text:soft-page-break/>ночную сень, навстречу ветру, стремительно проносился над невысокими зданями старых кварталов, над узкими улицами с разреженным светом тусклых газовых фонарей, а потом, после неприметной станции, на которой никто не выходил, шумно въезжал в новый недавно отстроенный район, и Ана даже прикрыла глаза от разноцветного сияния - казалось, что ночь уже завершилась, и наступил яркий электрический рассвет.</text:p>
      <text:p text:style-name="P5">Город был живым, по улицам искрился ток - даже в час тишины на свет не было запрета, - но улицы становились по мере того, как разгорались подкрашенным газом иллюминации, и поезд постепенно пустел с каждой остановкой. Можно было подумать, это этот огромный выцветший состав с неправильными сидениями в три ряда уносит Ану на какую-то заброшенную станцию, где весь день горит яркий электрический свет, но люди бывают так редко, что никто даже не помнит ее названия.</text:p>
      <text:p text:style-name="P5">Когда поезд проезжал через безвидные трущобы, лишенные ярких ночных цвет, и начинал скользить над новыми сверкающими кварталами, Ана <text:span text:style-name="T1">перебралась</text:span> поближе к окну и, склонив голову, <text:span text:style-name="T1">стала </text:span>смотре<text:span text:style-name="T1">ть</text:span> на бездыханный город внизу. По стеклу, исцарапанному, с серыми клочками оборванных объявлений, скользили отблески городской иллюминации - переливчатые гирлянды, которые позабыли снять после отгремевшего праздника, уличные фонари, круглые как электрические наполненные газом планеты, красные маячки, точно призывные посадочные огоньки, синхронно мелькавшие на поднимавшихся в черное опрокинутое навзничь небо крышах. Отражения двоились и расходились по затертому стеклу неровными волнами, ярко вспыхивали и неумолимо гасли, а когда поезд проносился совсем рядом с бессветными глубами муниципальных зданий, где даже окна были залиты бетоном, исчезали совсем, и на какие-то мгновения окно гасло, отражая лишь глубокую черную темноту и лицо Аны в респираторной маске.</text:p>
      <text:p text:style-name="P5">Ана чувствовала, как от сидения телу ее передается частая судорога вагона. Внизу что-то немощно поскрипывало, был слышен шум ветра за окном, и столетний поезд, чудом еще ходивший по этой забытой линии, несся, превозмогая усталость металла, сквозь какую-то ненастоящую расцвеченную яркими огнями ночь.</text:p>
      <text:p text:style-name="P5">От города в окне, освещавшего миллионами огней пустоту ночного неба, ее отвлекала только музыка - протяжная или ритмичная, - которая играла в динамиках над головой всякий раз, когда поезд, усиленно замедляя свой ход, приближался к очередной станции.</text:p>
      <text:p text:style-name="P5"><text:span text:style-name="T1">У каждой станции была своя мелодия - обычные названия, разные Самкары и Гарни, часто менялись в честь какого-нибудь события или человека, которых благополучно бы забыли, если б не эта странная машинальная память в схемах линий скоростных поездов. Музыка же не </text:span><text:soft-page-break/><text:span text:style-name="T1">менялась никогда.</text:span></text:p>
      <text:p text:style-name="P5">Ана проехала мимо института, в котором работала. Северняя линия замыкалась в круг, поезд уже вез ее обратно. Ана представляла, что Нив сидит рядом с ней, они оба устали под конец этого праздничного дня, ей уже не хочется выходить на станциях, чтобы посмотреть на сверкающие улицы, украшенные газовыми гирляндами, и они просто едут домой, Нив снова рассказывает <text:s/>о чем-то, голос его мягкий и тихий, как нелегко отличить свет искусственного спутника на орбите планеты от сияния звезды, двадцать тысяч и сотни миллиардов миль, но на первый взгляд не видишь никакой разницы, и лишь по едва ощутимому движению, когда, сосредоточенно присмотревшись, мысленно отмерив мнимое расстояние между искусственной звездой и высокой каменной башней, начинаешь замечать... - но на небе все равно нет звезд, праздники всегда так утомительны, Ане хочется спать.</text:p>
      <text:p text:style-name="P5">Поезд вновь стал постепенно пустеть, люди выходили на станциях, в яркое электрическое зарево гирлянд, которыми были украшены перроны, мужчина, сидевший рядом с Аной, вышел тоже, прекратилась бессвязная сводящая с ума болтовня за спиной.</text:p>
      <text:p text:style-name="P5"/>
      <text:p text:style-name="P3">3</text:p>
      <text:p text:style-name="P5"/>
      <text:p text:style-name="P5">Ана вернулась домой, когда огромные пушки оборонного комплекса - где-то за чертой города, в песках - начали стрелять по ночному небу. Скоростные поезда все еще проносились по эстакаде - по измененному в честь праздника расписанию, - ослепляя серую старую улицу, которую даже не удосужились украсить к празднику, ярким безжалостным светом, словно яркие стремительные вспышки под ее окном.</text:p>
      <text:p text:style-name="P5">Где-то за соседними домами, за высокой башней, над которой так и не появилась звезда, пылало багряное зарево, а по всему городу разносились тяжелые нарастающие раскаты, отражаясь от бесчисленных стен, сотрясая ослепленные искусственным светом улицы, и Ане даже казалось, что она чувствует, как дрожит стекло в ее окне, когда она касалась, навстречу протянутой ладони призрачного отражения, его рукой.</text:p>
      <text:p text:style-name="P5">Небо было словно выжжено арт-обстрелом, по-прежнему спешили в сторону страшного праздничного салюта сверхурочные поезда.</text:p>
      <text:p text:style-name="P5">Ана включила радио и села у окна. Она не понимала, что может быть праздничного в этй слепой оглушающей канонаде, которую устроили вместо привычного часа тишины. </text:p>
      <text:p text:style-name="P5">Люди словно сошли с ума и, вместо того, чтобы укрыться в своих домах, спрятаться от ужасного арт-обстрела, высыпали на улицу - Ана видела целые толпы у сверкающих линий надземки, хотя там, внизу, <text:soft-page-break/>абсолютно не на что было смотреть, слышала громкие голоса даже сквозь плотно закрытое окно. Нечасто можно безнаказанно шататься в такое время, наблюдая за торжественным обстрелом неба - невидимых кораблей, которые неумолимо приближались к городу под прикрытием темноты.</text:p>
      <text:p text:style-name="P5">Ане казалось, что сейчас и правда начнет орать запоздалое предупреждение о бомбардировке, и весь старый район, впервые оживший под конец праздничного дня, вновь станет мертвенно пустым. Свет в круглых уличных фонарях сменится с безразличного синего на безумный красный - и во всем городе, с диким безумным воем, замкнет сигнальная сеть. Толпа, вначале ошалевшая от паники, которая захлестнет все улицы, распространяясь со скоростью звука вместе с разрывающим барабанные перепонки воплем сирены, быстро поредеет, растечется с тесных кварталов - все разбегутся по своим домам, надеясь, что осыпающиеся пылью здания смогут защитить от напалма. Наконец последние волнения на улицах улягутся, сирена захлебнется своим воплем и навсегда замолчит - станет тихо, как после контузии - так, что от этой тишины будет закладывать в ушах.</text:p>
      <text:p text:style-name="P5">После того, как стрельба завершилась, и отправился в сторону ночи последний поезд, люди и правда разошлись с улиц - начался час тишины. Было уже очень поздно, Ана хотела спать, но не ложилась - сама не понимая, почему. Она попыталась снова найти свою радиостанцию, которая отказалась работать вчера.</text:p>
      <text:p text:style-name="P5">Небо, опаленное праздничной пальбой, погасло и стало серым, точно подернутым пеплом. В стенах зданий напротив ее окна горели синие полуночные лампы. Радио упорно молчало - даже те станции, по которым совсем недавно передавали бравурные поздравления и безвкусные торопливые марши, неловко затихли. Отгремел последний залп, день наконец завершился, город засыпал.</text:p>
      <text:p text:style-name="P5">Ана посмотрела в окно - не пронесется ли последний поезд, опаздывающий вернуться в депо - но нет, движение по линиям было приостановлено, весь город парализовало до начала следующего дня. Ана представила, как улицы сейчас бдительно проверяют полицейские патрули - непременно три человека, цвет униформы не такой как обычно и сливается с темнотой - три кошмарные крадующиеся тени, которые лишь изредка выдает предательские свет синих фонарей. Но внизу никого не было видно, никто не следит за соблюдение тишины. </text:p>
      <text:p text:style-name="P5">Ана подумала - и почему завершение всех праздников, что бы ни отмечали горожане при свете дня, каждется еще более тоскливым и печатльным, чем конец обычных будних дней.</text:p>
      <text:p text:style-name="P5">Внизу мелькнула какая-то фигура, и Ана удивленно присмотрелась к темной улицы, перекрытой отключенной эстакадой. Какой-то человек <text:soft-page-break/>бежал по тротуару, от ее дома к стене другой невыразительного здания, отступавшего в темноту - он постоянно оглядывался на своих воображаемых преследователей, на невидимые тени ночного патруля. Человек спотыкался и вздрагивал, точно его било током, но продолжал бежать. Это было так странно и страшно - бессильный протест против того, что праздник завершался тишиной. Или же кто-то просто не успел вернуться домой.</text:p>
      <text:p text:style-name="P5">Ана вновь попыталась настроить радио. Завтра ей нужно идти на работу - болезненное утро, обжигающий глаза рассвет, привычная толкучка в поезде - но Ана не могла заставить себя отойти от окна, хотя ее начинало усыпляться даже поскрипывание старого приемника. Ана вдруг подумала, что, согласно новым и неизвестным ей законам, ночью теперь не только запрещалось выходить из домов, но и все радиостанции насильно отключали - даже те, которые передавали лишь скучные записи разговоров, сделанные днем.</text:p>
      <text:p text:style-name="P5">Человек на улице прижался к выщербленной как кора стене соседнего здания - Ана не видела его лица, но была уверена, что он лихорадочно оглядывается по сторонам, не понимая, что в свете сферических ночных ламп его теперь видно значительно лучше, чем раньше - стоит только патруля появится из-за черного поворота, как они сразу заметят нарушителя, который неуверенно замер под фонарями, словно позабыв, зачем он выбежал на улицу в такой час. Наконец человек свернул в темный влажный проулок и скрылся. Ана подумала, что он, быть может, спешил к кому-то, кто не мог ждать, пока завершится ночь. Ради кого он готов был рискнуть и нарушить беспрекословные городские законы.</text:p>
      <text:p text:style-name="P5">Но нарушитель исчез, и улица вновь была пуста. Ана снова покрутила ручку регулятора частоты, пытаясь найти хоть одну работающую станцию.</text:p>
      <text:p text:style-name="P5">Радио беспомощно шипело и трещало - казалось, что от этого надсадного шума приемник расстроится и совсем перестанет работать. Иногда сквозь помехи слышались какие-то голоса, неуверенно нарушавшие радио-молчание - они доносились издалека, из ночного сумрака, точно эхо - но даже легкий сдвиг регулятора заставлял сгинуть эти призрачные неясные трансляции, как если бы приемник у Аны стал работать на другом диапазоне частот, несовместимом с полосой вещания, которая была принята в эту ночь. Нив умел настраивать приемник так, что тот и правда начинал работать лучше, но все попытки Аны поймать случайную радио-волну приводили лишь к тому, что помехи и бессвязный шум голосов, напоминавший разговоры людей в вечернем поезде, медленно затихали, гасли, и вся память о прошедшем дне стиралась как <text:soft-page-break/>бессмысленный сон.</text:p>
      <text:p text:style-name="P5">Ана отвернулась от никчемного приемника, решив уже, что окончательно сбила все настройки, и теперь даже утром ее разбудит не деловитый голос ведущего, а надсадных скрип помех. <text:s/>Она закрыла руками лицо, почувствовав, как начинает обессиленно проваливаться в темноту. И тут приемник громко заскрежетал, точно обезумев, хотелось даже зажать уши, но в скрипящем динамике послышался голос, все громче и четче, поздравляющий горожан с праздником, рассказывающий о том, какие волнующие события их ждут в течение дня. Это объявление Ана уже слышала несколько часов назад - утром, когда только занимался рассвет, запись синхронно передавали по всем станциям. Можно было подумать, что по какой-то из частот эти неуместные теперь поздравления пришли со странной задержкой, точно сигнал, посланный откуда-то далеко, за много световых часов от их планеты - или же этот тягостный праздничный день начнется снова, прояснится небо, проступит из темноты бесформенный городской ландшафт, оживет скоростная магистраль, и ей снова нужно будет делать себе укол, стараясь попасть в вену.</text:p>
      <text:p text:style-name="P5">Ану испугала эта необъяснимая спонтанная запись, звучавшая самодовольно и громко, и она резко повернула ручку регулятора, сбив частоту. Бессмысленно радостный голос ведущего сменился холодной тишиной. </text:p>
      <text:p text:style-name="P5">И <text:span text:style-name="T1">по небу пронеслась яркая вспышка,</text:span> стекла в ее комнате хрупко зазвенели, Ана поначалу даже ничего не услышала, как будто ударная волна опережала прокатившийся по ночным улицам раскат - как от залпа всех оборонных пушек. За окном что-то сверкнуло, и над крышей соседнего здания поднялось в небо огромное облако огня, озарив пепельное ночное небо. Страшный выброс яркого струящегося пламени поднимался все выше и выше, расширяясь, выжигая зыбкие ночные тени - казалось, что начинает гореть сама атмосфера. Послышался рев и визжание истерических сирен полицейских кораблей, низко пронесшихся, рассекая метущимися лучами прожекторов пустое небо, над багровыми домами, оставляя после себя тлеющие полосы огня. Ана застыла от шока, глядя сквозь свое отражение на столб огня; она не могла поверить в то, чо это происходит в действительности. Весь город, казалось, превратился в огромный крематорий, сжигающий самого себя в своих каменных недрах.</text:p>
      <text:p text:style-name="P5">Пламя медленно осело, растаяло в дрожащем воздухе над соседним домом, оставив после себя лишь редующее зарево, отблески кошмарного пожара. Иногда над угловатой крышей здания поднимались редкие всплески яркого неестественного огня, тут же опадая, превращаясь в тонкую полоску бесцветного дыма.</text:p>
      <text:p text:style-name="P5">Ана вдруг успокоилась, продолжая безучастно наблюдать за <text:soft-page-break/>полицейскими виманами, которые в панике, поднимая тревогу ревом двигателей и сирен, проносились над улицей, где еще горел летаргический синий свет ночных фонарей. Но ночь уже завершилась, небо было бледно-красным, начался ужасающий рассвет. <text:s/>Час тишины завершился громом, от которого в сотнях домов зазвенели стекла.</text:p>
      <text:p text:style-name="P5">Радио тихо шипело, как будто по странной случайной частогте передавали чье-то хриплое больное дыхание. Ана покрутила валик - не передают ли что-нибудь о произошедшем - но нет, радио молчало, не было даже запоздалых поздравлений с праздником, которые так испугали ее перед тем, как раздался взрыв.</text:p>
      <text:p text:style-name="P5">Ана вдруг подумала, что этот пожар был неизбежен - как завершение кощунственного праздника, пальбы из артиллерии оборонного комплекса по тихому ночному небу, ради которой отложили час тишины. Шум за окном постепенно угас, Ана слышала лишь бледные отзвуки полицейских сирен, но языки пламени по-прежнему ярко вспыхивали над крышей соседнего дома.</text:p>
      <text:p text:style-name="P2">Она еще долго смотрела на багровую дымку над растревоженной улицей - пока не почувствовала, что начинает засыпать. Где-то совсем рядом, за отлогим поворотом тесного квартала, за глухой стеной соседнего здания беспомощно боролись с огнем - люди в серебристых комбинезонах, как представляла Ана, пьяные и неуклюжие, все еще не повершившие в то, что это не сон. Они окатывали пламя шипящей пеной, но вокруг них начинал гореть сам воздух, и было ясно, что пожар не закончится никогда.</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49H40M30S</meta:editing-duration>
    <meta:editing-cycles>326</meta:editing-cycles>
    <meta:generator>OpenOffice.org/3.1$Win32 OpenOffice.org_project/310m11$Build-9399</meta:generator>
    <dc:date>2010-01-22T01:20:35.96</dc:date>
    <dc:creator>Василий Воронков</dc:creator>
    <meta:document-statistic meta:table-count="0" meta:image-count="0" meta:object-count="0" meta:page-count="11" meta:paragraph-count="68" meta:word-count="3872" meta:character-count="26207"/>
    <meta:user-defined meta:name="Info 1"/>
    <meta:user-defined meta:name="Info 2"/>
    <meta:user-defined meta:name="Info 3"/>
    <meta:user-defined meta:name="Info 4"/>
  </office:meta>
</office:document-meta>
</file>